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22B9218176AC20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638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fo:font-size="28pt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57cm" svg:height="15.672cm" svg:x="0.066cm" svg:y="0.056cm">
          <draw:image xlink:href="Pictures/10000000000005D60000034922B9218176AC202B.png" xlink:type="simple" xlink:show="embed" xlink:actuate="onLoad">
            <text:p/>
          </draw:image>
        </draw:frame>
        <draw:frame draw:style-name="gr2" draw:text-style-name="P7" draw:layer="layout" svg:width="24.143cm" svg:height="11.888cm" svg:x="1.929cm" svg:y="3.082cm">
          <draw:text-box>
            <text:p text:style-name="P2"><text:span text:style-name="T1">Jesús y Zaqueo </text:span></text:p>
            <text:p text:style-name="P2"><text:span text:style-name="T2">(Lucas 19.1-10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0:55.213000000</dc:date>
    <meta:editing-duration>PT17M33S</meta:editing-duration>
    <meta:editing-cycles>19</meta:editing-cycles>
    <meta:generator>LibreOffice/5.4.7.2$Windows_X86_64 LibreOffice_project/c838ef25c16710f8838b1faec480ebba495259d0</meta:generator>
    <meta:document-statistic meta:object-count="2"/>
  </office:meta>
</office:document-meta>
</file>